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REPARE THE DATA FOR VIZUVALIZATION</text:span><text:span text:style-name="T2"/></text:p>
      <text:p text:style-name="P1"><text:span text:style-name="T2"/></text:p>
      <text:p text:style-name="P1"><draw:frame text:anchor-type="as-char" svg:width="146.58mm" svg:height="82.29mm" style:rel-width="scale" style:rel-height="scale"><draw:object-ole xlink:href="OleObj1"/><draw:image xlink:href="ObjectReplacements/OleObj1"/></draw:frame><text:span text:style-name="T2"/></text:p>
      <text:p text:style-name="P1"><draw:frame text:anchor-type="as-char" svg:width="146.58mm" svg:height="82.29mm" style:rel-width="scale" style:rel-height="scale"><draw:object-ole xlink:href="OleObj2"/><draw:image xlink:href="ObjectReplacements/OleObj2"/></draw:frame><text:span text:style-name="T2"/></text:p>
      <text:p text:style-name="P1"><draw:frame text:anchor-type="as-char" svg:width="146.58mm" svg:height="82.29mm" style:rel-width="scale" style:rel-height="scale"><draw:object-ole xlink:href="OleObj3"/><draw:image xlink:href="ObjectReplacements/OleObj3"/></draw:frame><text:span text:style-name="T2"/></text:p>
      <text:p text:style-name="P1"><text:span text:style-name="T2">DATA PREPARATION LINK:</text:span></text:p>
      <text:p text:style-name="P1"><text:a xlink:href="https://us3.ca.analytics.ibm.com/bi/?perspective=ca-modeller&amp;pathRef=.my_folders%2FDATA%2BPREPARATION"><text:span text:style-name="T3">https://us3.ca.analytics.ibm.com/bi/?perspective=ca-modeller&amp;pathRef=.my_folders%2FDATA%2BPREPARATION</text:span></text:a><text:span text:style-name="T4"/>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